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3_16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Hachodesh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1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, through page 9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Pages 10 and 11 are inserted on a separate piece of paper, with a letterhead reading: S. MORAIS,/ 546 N. FIFTH STREET,/ PHILADELPHIA, PA./ <text:s/>These two pages seem to be either an alternate introduction to the lecture, or a first draft.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5">A lecture for Sabbath Hachodesh./</text:p>
      <text:p text:style-name="P5">[Hebrew]/</text:p>
      <text:p text:style-name="P5"/>
      <text:p text:style-name="P4">[Page 1]</text:p>
      <text:p text:style-name="P4">A certain king had a son who after having been kept/ as prisoner for a number of years among enemies, was at/ length rescued and restored to liberty. <text:s/>The royal pa-/-rent overjoyed, ordered that the event, which had ren-/-dered him most happy, should henceforward form/ an era in his dominions, from which all state docu-/-ments might be dated. <text:s/>By this parable, my/ dear hearers! <text:s/>One of the Sages, wished to explain<text:span text:style-name="T1">ed</text:span><text:span text:style-name="T3"> the/ spirit of the command, which we have read this Sab-/-bath in the additional portion of the Law. <text:s/>You may/ have observed that the text twice uses the word/ [Hebrew] "unto you", in connection with the computing of/ time from Nissan. <text:s/>Moses and Aaron, the former/ destined to represent the governing power of the Hebrew/ commonwealth, and the latter its religious direction,/ received a divine instruction new to the world in/ chronological reckoning. <text:s/>The month when the/ chosen children of the Lord would become free and/ be invested with the rights of manhood, must constitute/ the main epoch in their annals./</text:span></text:p>
      <text:p text:style-name="P6"/>
      <text:p text:style-name="P6"><text:soft-page-break/>[Page 2]</text:p>
      <text:p text:style-name="P4"><text:span text:style-name="T3">Not to displace Teshri, considered heretofore/ as the season, in which creation issued forth/ from the hand of the Almighty, and which must/ still retain its importance, but to be given precedence/ as the starting point, from which the </text:span><text:span text:style-name="T4">true</text:span><text:span text:style-name="T5"> existence/ of the Covenant-people began, namely, their deliver-/-ance from bondage. <text:s/>So that even </text:span><text:span text:style-name="T4">Rosh Hashanah</text:span><text:span text:style-name="T5">/ or the Jewish New Year, shall not be counted the com-/-mencement of the first month, but of the seventh,/ because the greatest of all historical incidents to Israel/ happened in Nissan./</text:span></text:p>
      <text:p text:style-name="P4"><text:span text:style-name="T5">And how was each return of that memorable oc-/-currence to be celebrated? <text:s/>By </text:span><text:span text:style-name="T4">a singular act</text:span><text:span text:style-name="T5">./ <text:s/>By the slaughtering of an animal, roasting it entire,/ and leaving not a particle of it till the morning./ <text:s/>A singular act, my Brethren, yet it summed up/ the whole purpose of the Deity in His interposition/ on behalf of the descendents of Abraham. <text:s/>For,/ with us, freedom is not the mere throwing off of/ a yoke which bends the body, but the rising/ above error, which cramps the soul, the gaining/ of the capacity to walk in the light of progress,/ which is the light of the universal God./</text:span></text:p>
      <text:p text:style-name="P7"/>
      <text:p text:style-name="P7">[Page 3]</text:p>
      <text:p text:style-name="P7">In ancient Egypt was centered whatever degrades/ humanity. <text:s/>Egypt, majestic in its exterior, grand/ for its achievements, might nevertheless have been/ fittingly compared to an edifice, inviting to the/ unwary through the superb architecture of its/ porch. <text:s/>But no sooner is the interior approached,/ then the breath is stifled by the foul air it exhales./ <text:s/>The fifty gates leading to impurity,--to express/ it in the hyperbolical language of some of the/ Rabbis--[Hebrew] those fifty gates may/ have closed on many among our predecessors. <text:s/>Hebrew/ men and women, notwithstanding the patriarchal/ traditions, tending to keep them undefiled, may have/ been drawn to the temples of brutalising idolatry, which/ a nation equally famous for the learning of its/ priests, as notorious for its credulity, raised everywhere./ <text:s/>Many of our ancestors, may have been enticed into/ those shrines. <text:s/>The testimony of Ezekiel seems to prove/ that evil surroundings were but too effective. <text:s/>For,/ he exclaims, in the name of the Lord./</text:p>
      <text:p text:style-name="P7"/>
      <text:p text:style-name="P7">[Page 4]</text:p>
      <text:p text:style-name="P4"><text:span text:style-name="T5">"I said, that I would pour out my fury upon/ them, to satisfy my anger against them in/ the midst of the land of Egypt. <text:s/>But I acted for/ the sake of my name, so as not to profane it before/ the eyes of the nations, in the midst of whom they were,"/ and we know how prone was Israel of yore to/ fall back into heathen practices. <text:s/>But the un-/-compromising legislator, inspired from above, gave/ a command, which was meant to serve as an/ axe to tear down the altars of falsehood. <text:s/>The/ lamb to which the Egyptians paid special ador-/-ation in the month of Nissan, after the spring/ equinox, when the Sun had entered the constellation/ called </text:span><text:span text:style-name="T4">Aries</text:span><text:span text:style-name="T5"> or "ram," must be killed the very/ evening preceding the redemption from slavery./ <text:s/>Each Hebrew family must bring it to the slaughter,/ each member thereof must partake of its flesh, lea-/-ving none uneaten, thus to show that an object/ of food cannot possibly be endowed with Divine/ powers. <text:s/>A streak of blood from that worshipped[sic!]/ animal must mark the houses of those who would/ soon go forth to battle against paganism. <text:s/>And their/ readiness for the holy undertaking, must be signified,/</text:span></text:p>
      <text:p text:style-name="P7"/>
      <text:p text:style-name="P7">[Page 5]</text:p>
      <text:p text:style-name="P7">by the manner in which they ate the sacrifice of/ Passover, with their loins girded, with their shoes/ on their feet and with their staff in their hands,/ awaiting for the call of their leader, giving a signal/ for their onward march./</text:p>
      <text:p text:style-name="P4"><text:span text:style-name="T5">Who could have supposed, my Brethren! that a ceremony/ whose origin must be sought for in the opposition raised/ to Egyptian mythology, and in the mission entrusted/ to the redeemed from bondage, would, twelve or thirteen/ centuries afterwards, be presented to the world, as the/ foreshadowing of a mystical event, said to have then/ been accomplished? <text:s/>Who could have imagined that an/ observance purely historical, not </text:span><text:span text:style-name="T2">all</text:span><text:span text:style-name="T5"> at all dogmatical,/ not in the least connected with the theory of atonement/ </text:span><text:soft-page-break/><text:span text:style-name="T2">from</text:span><text:span text:style-name="T5"> for sin, would be chosen as the </text:span><text:span text:style-name="T2">ch</text:span><text:span text:style-name="T5"> corner stone of a/ new system founded on the necessary death of a being/ whose blood was to wash away transgressions? <text:s/>And/ yet, that untenable idea has spread far and wide/ and we are stigmatised as a wilfully[sic!] obstinate people,/ because we cannot admit it. <text:s/>I, however, would/ not have alluded to it this morning, but for the reason/ that, like myself, some among my hearers, may at the/ present season, be the recipients of tracts, aiming/</text:span></text:p>
      <text:p text:style-name="P7"/>
      <text:p text:style-name="P7">[Page 6]</text:p>
      <text:p text:style-name="P4"><text:span text:style-name="T5">to demonstrate that we are altogether lost, because/ we reject the belief in a vicarious sacrifice./ <text:s/>It is argued that inasmuch as our dispersion prevents/ the </text:span><text:span text:style-name="T2">full</text:span><text:span text:style-name="T5"> performance of a part of the Law, deemed/ most essential, we offend the Deity, and forfeit His/ grace, by denying the efficacy of what He has grant-/-ed as an acceptable substitute, namely, the blood/ of the lamb of God"[sic!], instead of immolated animals./ <text:s/>Let me then tell very distinctly to every Israelite/ who has not made this subject his study, that/ in no part of </text:span><text:span text:style-name="T4">our</text:span><text:span text:style-name="T5"> Scriptures, we are taught that sal-/-vation depends on oblations. <text:s/>Even when the/ sanctuary existed in all its glory, and the ordained/ high-priest with his golden mitre, on which sparkled/ the words [Hebrew], stood between the people and/ their Lord, even then the confession which was in-/- variably to accompany the </text:span><text:span text:style-name="T2">sin</text:span><text:span text:style-name="T5"> presentation of the offering for a sin unwittingly committed [Hebrew] as repeatedly expressed in the 4th chap of Leviticus and not/ the blood streaming down from the sides of the altar,/ carried away the weight of human misdeeds./ <text:s/>So true it is, that when the mere shadow and zone/</text:span></text:p>
      <text:p text:style-name="P7"/>
      <text:p text:style-name="P7">[Page 7]</text:p>
      <text:p text:style-name="P4"><text:span text:style-name="T5">of the reality of the sentiments, which the sacrifi-/-cial rites were intended to evoke, remained, pro-/-phets and psalmists, exposed to view the hollowness/ of an institution, which had nothing to uphold it./ <text:s/>[Hebrew]/ The Rabbis </text:span><text:span text:style-name="T2">[?]</text:span><text:span text:style-name="T5"> themselves, devoutly looking/ for a restoration of our nationality as on the days that/ the Temple raised its turrets on mount Moriah,/ still say in one of their legends, that when Solomon/ was about to build that structure, God so spoke/ to David [Hebrew]/ [Hebrew] "Thy son intends to build/ me a dwelling place for the presentation of offerings,/ but dearer than all sacrifices are to me the acts/ of justice and charity thou fulfillest." <text:s/>No: Judaism/ admits the efficacy of oblations laid on the altar with/ feelings of gratitude for Divine blessings received, but/ it entirely discards the idea that its existence is de-/-rived from them, or from any symbol assuming/ to represent them. <text:s/>Not the blood of slaughtered/ sheep and oxen; not the blood of an incarnate demi-/-god, but our own blood, when it quickens the heart,/ with virtuous emotions is most precious in the/ sight of the Lord, who asked us to love truth and peace./</text:span></text:p>
      <text:p text:style-name="P7"/>
      <text:p text:style-name="P7">[Page 8]</text:p>
      <text:p text:style-name="P4"><text:span text:style-name="T5">At all events, it</text:span><text:span text:style-name="T2">s</text:span><text:span text:style-name="T5"> is very certain that the Passover/ was simply a commemorative and not an expiatory/ sacrifice, hence, the utter inappropriateness of the/ use typically made of it by our gentile neighbors./ <text:s/>But though the paschal lamb has ceased to be/ the reminder of the past, because the national/ centre, where it was to be brought and killed, exists/ no longer, the momentous event that gave origin to/ that ancient ceremony, has not ceased from memory. <text:s/>[inserted above: [Hebrew]]/ <text:s/>For the people yet live, who solemnize the night,/ when Moses gave the signal to march to the con-/-quest of right. <text:s/>The unleavened bread, ordered to be/ eaten in all our habitations [inserted above: [Hebrew]], suffices to recall the/ mission undertaken, to illuminate the pages of our/ history, that the remotest posterity may read and/ plainly learn their duty. <text:s/>Let us then, my Brethren!/ sanctify the month of Nissan, the first in order and/ in rank. <text:s/>And when the fifteenth day thereof arrives,/ the </text:span><text:span text:style-name="T4">Matzah</text:span><text:span text:style-name="T5"> shall show us the arm of our Omni-/potent King stretched forth to rescue us from a/</text:span></text:p>
      <text:p text:style-name="P7"/>
      <text:p text:style-name="P7">[Page 9]</text:p>
      <text:p text:style-name="P4"><text:span text:style-name="T5">bodily and spiritual imprisonment; to uplift/ </text:span><text:span text:style-name="T2">us</text:span><text:span text:style-name="T5"> our lives above the pit of destruction, many/ a time dug </text:span><text:soft-page-break/><text:span text:style-name="T5">out to bury us deep in. <text:s/>Oh may/ "the feast of unleavened bread," exercise over more/ its weighty influence as of yore, when its ap-/-proach was hailed with national delight. <text:s/>May/ it strengthen the bond of brotherly union, may it/ draw the hears to fathers closer to those of their/ children, and the hearts of children to those of their/ fathers, rendering Jewish homes, holy houses, and/ even the tables on which the daily food is spread,/ an altar sacred to the Lord, as the sanctuary of Moses/ and of Solomon. <text:s/>So may it be. <text:s/>Amen./</text:span></text:p>
      <text:p text:style-name="P7"/>
      <text:p text:style-name="P7">[Page 10]</text:p>
      <text:p text:style-name="P4"><text:span text:style-name="T5">A King had a son, who, having been kept long a prisoner among enemies, was at/ length set at liberty. <text:s/>The overjoyed father ordered that the happy event, be signalized/ as an era in the history of his dominion. <text:s/>In this manner have some of the/ Hebrew Sages explained the preeminence accorded to the national festival the eve/ of which we have just reached. <text:s/>For, in all reality, </text:span><text:span text:style-name="T2">it is</text:span><text:span text:style-name="T5"> an imperishable memento of the redemption of God's elect/ from a soul crushing slavery. <text:s/>Ancient Egypt had gained an attitude then unsurpassed yet in/ it was centred whatever degrades humanity. <text:s/>Egypt majestic in its exterior, superbly great/ in its material environments, in its obelisks, its pyramids, its mausoleums which/ have defied the rays of time, might nevertheless be fittingly compared to stately edifice inviting in the/ unwary, but no sooner has the intterior[sic!] been </text:span><text:span text:style-name="T2">[?]</text:span><text:span text:style-name="T5"> reached than the breath is stifled by the foul/ air it exhales. <text:s/>The fifty gates </text:span><text:span text:style-name="T2">leading</text:span><text:span text:style-name="T5"> opening to the domain of impurity--to express it in the hyperbolical/ language of the Rabbis [Hebrew], those fifty gates may have closed in some/ among our ancestors. <text:s/>Hebrew men and women, notwithstanding patriarchal traditions, tend-/-ing to guard them against a defiling worship, may have been drawn to the temples/ of brutalizing idolatry, which a people famous alike for the learning of its/ priests and for scientific attainments still built up high. <text:s/>The </text:span><text:span text:style-name="T2">testimony</text:span><text:span text:style-name="T5"> circumstance of the </text:span><text:span text:style-name="T2">woman</text:span><text:span text:style-name="T5"> Israelitish/ mother married to an Egyptian, whose son blasphemed and cursed God &amp; the testimony of Ezekiel go far/ to prove that pollution had entered also the habitations of Goshen. <text:s/>For, the prophet/ on the river Chebar so spoke in the name of his heavenly Master. <text:s/>"I/ would have poured out my wrath on them in the midst of the [?] of/ Egypt. <text:s/>But I acted for the sake of My name, so as not to profane it/ before the eyes of the nations, in whose midst they were" and </text:span><text:span text:style-name="T2">history</text:span><text:span text:style-name="T5"> our own unbiased annals show</text:span><text:span text:style-name="T2">s</text:span><text:span text:style-name="T5">/ how prone were the descendants of Abraham, the friend of the One God, whom he/ proclaimed [Hebrew] the God of the heavens and the God of the earth,/ how apt they were, I say, to be lured away from the ancestral path. <text:s/>Yet, while/ I do not hold up our forefathers in the aggregate as models of virtue, as paragons of good-/-ness, I neither picture them in the repulsive colors which some of the moderns/ seem to take pleasure in portraying them. <text:s/>The Divine selection for the/ highest purpose, proves that the pictures is very ill drawn. <text:s/>Judah Hallevi, a poet/ by the grace of God, may have allowed his genius too </text:span><text:span text:style-name="T2">broad</text:span><text:span text:style-name="T5"> wide a scope when describing/ the people chosen by the Creator as </text:span><text:span text:style-name="T2">His</text:span><text:span text:style-name="T5"> herald of His unerring truths capable of/ rising </text:span><text:span text:style-name="T2">aloft in</text:span><text:span text:style-name="T5"> equal to the conception of lofty ideas, but of that be an exaggeration it is false that </text:span><text:span text:style-name="T2">they</text:span><text:span text:style-name="T5"> the redeemed of Egypt were a sink of vice,/ of ignorance and incredulity. <text:s/>In a recent lecture I tried to show the contrary by evidences/ which I consider irrefutable. <text:s/>But I am asked, if </text:span><text:span text:style-name="T2">the redeemed of Egypt</text:span><text:span text:style-name="T5"> our progenitors were/ </text:span><text:span text:style-name="T2">cap</text:span><text:span text:style-name="T5">able </text:span><text:span text:style-name="T2">of grasping</text:span><text:span text:style-name="T5"> to grasp &amp; propagate soul regimenting ideals, why was the first command </text:span><text:span text:style-name="T2">[?]</text:span><text:span text:style-name="T5">, which/ marked out their freedom, one that to us must appear</text:span><text:span text:style-name="T2">s</text:span><text:span text:style-name="T5"> puerile. <text:s/>And I unhesitatingly/ answer the querist that singular ordinance which you set at naught, summed up the </text:span><text:span text:style-name="T2">purpose [?]</text:span><text:span text:style-name="T5"> intention of/ the Deity </text:span><text:span text:style-name="T2">God</text:span><text:span text:style-name="T5"> in His </text:span><text:span text:style-name="T2">[?]</text:span><text:span text:style-name="T5"> interposition on behalf of our predecessors. <text:s/>For, with us liberty is not/ the mere casting off of a yoke which bends down the body, but the uprising of the mind,/ </text:span><text:span text:style-name="T2">the</text:span><text:span text:style-name="T5"> to gain</text:span><text:span text:style-name="T2">ing</text:span><text:span text:style-name="T5"> the ability </text:span><text:span text:style-name="T2">to walk</text:span><text:span text:style-name="T5"> of basking in the sun light of truth, which is </text:span><text:span text:style-name="T2">of our</text:span><text:span text:style-name="T5"> the right of God. <text:s/>Our legislator/ gave forth a statute, meant as an axe to </text:span><text:span text:style-name="T2">tear</text:span><text:span text:style-name="T5"> break down the altars of falsehood. <text:s/>The/ lamb to which the Egyptians paid special homage in the month of Nisan, after the/ spring equinox, when the sun has entered the constellation called Aries, or/ "</text:span><text:span text:style-name="T2">ram</text:span><text:span text:style-name="T5"> sheep", must be killed the </text:span><text:span text:style-name="T2">n</text:span><text:span text:style-name="T5"> very evening preceding the deliverance from bondage. <text:s/>Each/ Hebrew family must bring it to the slaughter: each member thereof must par-/-take of its flesh, leaving none uneaten, thus to </text:span><text:span text:style-name="T2">show</text:span><text:span text:style-name="T5"> demonstrate that an object of food </text:span><text:soft-page-break/><text:span text:style-name="T5">cannot/ be possibly endowed with Divine powers. <text:s/>But who could have supposed that a/ ceremony whose origin must be sought for in the </text:span><text:span text:style-name="T2">opposition raised to</text:span><text:span text:style-name="T5"> desire to expose the folly of/ Egyptian mythology, would, twelve or thirteen centuries later, be presented/ to the world, as the foreshadowing of a mystical event, said to have then/ been accomplished? <text:s/>who could have imagined that an observance purely/ historical--not in the least dogmatical, not at all connected with the theory/</text:span></text:p>
      <text:p text:style-name="P4"><text:span text:style-name="T5"/></text:p>
      <text:p text:style-name="P4"><text:span text:style-name="T5">[Page 11]</text:span></text:p>
      <text:p text:style-name="P4"><text:span text:style-name="T5">of atonement from sin, would be chosen as the cornerstone of a new system/ founded on the necessary death of </text:span><text:span text:style-name="T2">a</text:span><text:span text:style-name="T5"> an inexplicable being whose blood was to wash away/ transgressions? <text:s/>And yet that untenable most absurd idea has spread far and wide,/ </text:span><text:span text:style-name="T2">and [?] men</text:span><text:span text:style-name="T5"> and fanaticism dared even </text:span><text:span text:style-name="T2">to</text:span><text:span text:style-name="T5"> try </text:span><text:span text:style-name="T2">and</text:span><text:span text:style-name="T5"> to engraft it on the Magna Charter of American rights, and/ we Jews are stigmatised[sic!], as a wilfully[sic!] obstinate people because </text:span><text:span text:style-name="T2">we</text:span><text:span text:style-name="T5"> our reason will not/ admit it. <text:s/>I would not have alluded to this, were it not that at the present season/ churches resound with invectives because we reject the belief in a vicarious sacrifice./ <text:s/>We are declared unpardonable offenders for denying what is said to have been supernaturally granted as an acceptable sub-/-stitute for sacrificial rites, namely, the blood of "the lamb of God." <text:s/>Let me tell with/ all emphasis, that in no part of our scriptures, are we taught that salvation depends/ on oblations. <text:s/>Even when the Temple </text:span><text:span text:style-name="T2">existed in all its glory</text:span><text:span text:style-name="T5"> raised its golden spires on Zions hills and the ordained high priest/ with his </text:span><text:span text:style-name="T2">golden</text:span><text:span text:style-name="T5"> adoring mitre, on which sparkled the </text:span><text:span text:style-name="T2">Heb</text:span><text:span text:style-name="T5"> words [Hebrew], stood between/ the people and the adorable Lord, even then the confession which was invariably to ac-/company the presentation of the offering for a sin unwittingly committed [Hebrew]/ as repeatedly expressed in the 4th chapter of Leviticus </text:span><text:span text:style-name="T2">the</text:span><text:span text:style-name="T5"> [?] confession </text:span><text:span text:style-name="T2">earned</text:span><text:span text:style-name="T5"> removed [Hebrew]/ the stains of [?]. <text:s/>Papal indulgence and absolutions never </text:span><text:span text:style-name="T2">shamed disparaged</text:span><text:span text:style-name="T5"> disgraced Judaism. <text:s/>So ture it is that/ when </text:span><text:span text:style-name="T2">that</text:span><text:span text:style-name="T5"> mere shadows and none of the real</text:span><text:span text:style-name="T2">ity</text:span><text:span text:style-name="T5"> sentiments, which sacrificial rites were/ meant to evoke, remained, prophets and psalmists exposed to view the hollow-/-ness of the institution. <text:s/>In the Haftorah, which would have been read this morning, had/ it not been the Sabbath preceding Passover, Jeremiah explains: "Thus saith the Lord of/ hosts, add your burnt offerings to your sacrifices and eat the flesh thereof, for I did not speak/ to your fathers, nor did I command them on the day which I brought them out of Egypt about burnt/ offerings and sacrifices, but only this I commanded them, hearken to my [?]/ I </text:span><text:span text:style-name="T2">shall</text:span><text:span text:style-name="T5"> will be your God, and you shall be my people". <text:s/>And who more pronounced than the/ deep thinking Asaph? <text:s/>Let me quote him: Gather together unto me my saints, who make/ a covenant with me by sacrifice....If I were hungry, I would not tell thee, for the/ world </text:span><text:span text:style-name="T2">is mine</text:span><text:span text:style-name="T5"> and the fulness thereof is mine. <text:s/>Will I eat the flesh of bulls, or drink/ the blood of goats? <text:s/>Offer unto God the sacrifice of thanksgiving and pay the vows to the/ Most High--and call upon me in the day of trouble, I will deliver thee and thou/ shalt glorify me. <text:s/>(But to the wicked God saith....Thou givest thy mouth to evil, and thy/ tongue formeth deceit. <text:s/>Thou sittest and speakest against thy brother, thou slanderest thy/ mother's son) <text:s/>Not the blood of slaughtered sheep and [?], not the blood of an incarnate/ demigod, but our own blood, when it quickens the heart, with virtuous emotions/ is most precious in the sight of the Lord, who asked us to love </text:span><text:span text:style-name="T2">truth and peace</text:span><text:span text:style-name="T5"> righteousness &amp; hate iniquity./ <text:s/>At all events, it is beyond a shadow of doubt that the Passover was only a com-/-memorative and not an expiratory sacrifice. <text:s/>How very inappropriate then the/ use typically made of it by our gentile neighbors! <text:s/></text:span><text:span text:style-name="T2">But through</text:span><text:span text:style-name="T5"> The Pas-/-chal lamb has ceased to be a reminder of the past, yet the momentous event that/ gave it origin, has not been erased from memory. <text:s/>For, wonder of wonders, the people,/ to whom Moses gave the signal to march to the conquest of right lives yet, and it will/ live </text:span><text:span text:style-name="T2">to the end of</text:span><text:span text:style-name="T5"> until time be no more. <text:s/>The unleavened bread, suffices to recall the mission; to il-/-lumine the pages of our eventful history [Hebrew]. <text:s/>Let us then/ raise high the trophy of our heroism in facing all battles from heathen, Christian and Moham/-medan camps, never flinching in our devotion to the Liberator of Israel. <text:s/>Oh! may/ the feast of unleavened bread, exercise once </text:span><text:span text:style-name="T2">more</text:span><text:span text:style-name="T5"> again its weighty influence as of old,/ when its approach was hailed with delight. <text:s/>May it strengthen the bond of our/ brotherly union among dispersed Israel and render Jewish homes, holy, even the tables on which our food is/ spread, </text:span><text:span text:style-name="T2">in</text:span><text:span text:style-name="T5"> as altars sacred to the Lord, </text:span><text:soft-page-break/><text:span text:style-name="T2">like</text:span><text:span text:style-name="T5"> in the sanctuary of Moses, and the Temple of/ Solomon. <text:s/>[Hebrew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18T13:58:07.48</meta:creation-date>
    <dc:date>2012-07-19T12:37:34.34</dc:date>
    <dc:creator>Penn Libraries</dc:creator>
    <meta:editing-duration>PT01H38M14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7" meta:paragraph-count="88" meta:word-count="3409" meta:character-count="20264"/>
  </office:meta>
</office:document-meta>
</file>